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D000000EBB6B3B19B17B1A2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65e1a0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letter-spacing="normal" fo:font-style="normal" fo:font-weight="normal" officeooo:rsid="0023742a" officeooo:paragraph-rsid="0023742a" style:font-name-complex="Arial1"/>
    </style:style>
    <style:style style:name="P4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9558" officeooo:paragraph-rsid="001c9558" style:font-size-asian="16pt" style:font-weight-asian="bold" style:font-name-complex="Arial1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21aab3" style:font-size-asian="16pt" style:font-weight-asian="bold" style:font-name-complex="Arial1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257f29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6pt" officeooo:paragraph-rsid="001a2058" style:font-size-asian="16pt" style:font-name-complex="Arial1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paragraph-rsid="001a2058" style:font-weight-asian="bold" style:font-name-complex="Arial1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bold" officeooo:rsid="001c9558" officeooo:paragraph-rsid="001c9558" style:font-weight-asian="bold" style:font-name-complex="Arial1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weight="normal" officeooo:rsid="00315f17" officeooo:paragraph-rsid="00315f17" style:font-weight-asian="normal" style:font-name-complex="Arial1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normal" officeooo:rsid="00613e80" officeooo:paragraph-rsid="00613e80" style:font-weight-asian="normal" style:font-name-complex="Arial1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23742a" officeooo:paragraph-rsid="0023742a" style:font-name-complex="Arial1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paragraph-rsid="00693847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20" style:family="paragraph" style:parent-style-name="Standard">
      <style:paragraph-properties fo:text-align="justify" style:justify-single-word="false"/>
      <style:text-properties fo:color="#00000a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21" style:family="paragraph" style:parent-style-name="Standard">
      <style:paragraph-properties fo:text-align="justify" style:justify-single-word="false"/>
      <style:text-properties fo:color="#00000a" style:font-name="Liberation Serif" fo:font-size="10.5pt" fo:language="es" fo:country="CO" officeooo:paragraph-rsid="001a2058" style:font-name-asian="Tahoma" style:font-size-asian="10.5pt" style:language-asian="zh" style:country-asian="CN" style:font-name-complex="Arial1" style:font-size-complex="12pt" style:language-complex="hi" style:country-complex="IN"/>
    </style:style>
    <style:style style:name="P22" style:family="paragraph" style:parent-style-name="Standard">
      <style:paragraph-properties fo:text-align="justify" style:justify-single-word="false"/>
      <style:text-properties fo:color="#222222" style:font-name="Liberation Serif" officeooo:paragraph-rsid="001a2058" style:font-name-complex="Arial1"/>
    </style:style>
    <style:style style:name="P23" style:family="paragraph" style:parent-style-name="Standard">
      <style:paragraph-properties fo:text-align="justify" style:justify-single-word="false"/>
      <style:text-properties fo:color="#222222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24" style:family="paragraph" style:parent-style-name="List_20_Paragraph">
      <style:text-properties style:font-name="Liberation Serif" officeooo:paragraph-rsid="001a2058"/>
    </style:style>
    <style:style style:name="P25" style:family="paragraph" style:parent-style-name="List_20_Paragraph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26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27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28" style:family="paragraph" style:parent-style-name="Standard" style:list-style-name="WWNum1">
      <style:paragraph-properties fo:text-align="justify" style:justify-single-word="false"/>
      <style:text-properties style:font-name="Liberation Serif" fo:font-weight="bold" officeooo:rsid="001c9558" officeooo:paragraph-rsid="001c9558" style:font-weight-asian="bold" style:font-name-complex="Arial1" style:font-weight-complex="bold"/>
    </style:style>
    <style:style style:name="P29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3337" officeooo:paragraph-rsid="001c9558" style:font-weight-asian="normal" style:font-name-complex="Arial1" style:font-weight-complex="normal"/>
    </style:style>
    <style:style style:name="P30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9558" officeooo:paragraph-rsid="001c9558" style:font-weight-asian="normal" style:font-name-complex="Arial1" style:font-weight-complex="normal"/>
    </style:style>
    <style:style style:name="P31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e68ad" officeooo:paragraph-rsid="001e68ad" style:font-weight-asian="normal" style:font-name-complex="Arial1" style:font-weight-complex="normal"/>
    </style:style>
    <style:style style:name="P32" style:family="paragraph" style:parent-style-name="Standard" style:list-style-name="WWNum1">
      <style:paragraph-properties fo:text-align="justify" style:justify-single-word="false"/>
      <style:text-properties style:font-name="Liberation Serif" officeooo:rsid="004bf0c5" officeooo:paragraph-rsid="001c9558"/>
    </style:style>
    <style:style style:name="P3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Text_20_body" style:list-style-name="L1"/>
    <style:style style:name="P35" style:family="paragraph" style:parent-style-name="Text_20_body" style:list-style-name="WWNum1"/>
    <style:style style:name="P36" style:family="paragraph" style:parent-style-name="Text_20_body" style:list-style-name="WWNum1">
      <style:text-properties style:font-name="Liberation Serif" officeooo:rsid="004a39c7" officeooo:paragraph-rsid="004a39c7"/>
    </style:style>
    <style:style style:name="P37" style:family="paragraph" style:parent-style-name="Text_20_body" style:list-style-name="WWNum1">
      <style:text-properties style:font-name="Liberation Serif" officeooo:rsid="004bf0c5" officeooo:paragraph-rsid="004bf0c5"/>
    </style:style>
    <style:style style:name="P38" style:family="paragraph" style:parent-style-name="Text_20_body" style:list-style-name="WWNum1">
      <style:text-properties style:font-name="Liberation Serif" fo:font-style="italic" style:text-underline-style="solid" style:text-underline-width="auto" style:text-underline-color="font-color" officeooo:rsid="0053e2ad" officeooo:paragraph-rsid="0053e2ad" style:font-style-asian="italic" style:font-style-complex="italic"/>
    </style:style>
    <style:style style:name="P39" style:family="paragraph" style:parent-style-name="Text_20_body" style:list-style-name="WWNum2"/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style:font-name="Liberation Serif"/>
    </style:style>
    <style:style style:name="P44" style:family="paragraph" style:parent-style-name="Heading_20_1">
      <style:paragraph-properties fo:break-before="page"/>
      <style:text-properties style:font-name="Liberation Serif" fo:font-size="16pt" style:font-size-asian="16pt" style:font-size-complex="16pt"/>
    </style:style>
    <style:style style:name="P45" style:family="paragraph" style:parent-style-name="Heading_20_2">
      <style:text-properties style:font-name="Liberation Serif"/>
    </style:style>
    <style:style style:name="P46" style:family="paragraph" style:parent-style-name="Heading_20_2">
      <style:text-properties style:font-name="Liberation Serif" fo:font-size="14pt" officeooo:paragraph-rsid="0064a897" style:font-size-asian="14pt" style:font-size-complex="14pt"/>
    </style:style>
    <style:style style:name="P47" style:family="paragraph" style:parent-style-name="Heading_20_2">
      <style:text-properties style:font-name="Liberation Serif" fo:font-size="14pt" officeooo:paragraph-rsid="00644046" style:font-size-asian="14pt" style:font-size-complex="14pt"/>
    </style:style>
    <style:style style:name="P48" style:family="paragraph" style:parent-style-name="List_20_Paragraph" style:list-style-name="WWNum10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49" style:family="paragraph" style:parent-style-name="List_20_Paragraph" style:list-style-name="WWNum10">
      <style:paragraph-properties fo:text-align="justify" style:justify-single-word="false"/>
      <style:text-properties style:font-name="Liberation Serif" fo:font-weight="normal" officeooo:rsid="005b6d2f" officeooo:paragraph-rsid="005b6d2f" style:font-weight-asian="normal" style:font-name-complex="Arial1" style:font-weight-complex="normal"/>
    </style:style>
    <style:style style:name="P5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size="16pt" fo:font-weight="bold" officeooo:rsid="0023fd62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Liberation Serif" fo:font-weight="bold" officeooo:rsid="0055f118" style:font-weight-asian="bold" style:font-name-complex="Arial1" style:font-weight-complex="bold"/>
    </style:style>
    <style:style style:name="T3" style:family="text">
      <style:text-properties style:font-name="Liberation Serif" fo:font-weight="bold" style:font-weight-asian="bold" style:font-name-complex="Arial1" style:font-weight-complex="bold"/>
    </style:style>
    <style:style style:name="T4" style:family="text">
      <style:text-properties style:font-name="Liberation Serif" fo:font-weight="normal" officeooo:rsid="0056610d" style:font-weight-asian="normal" style:font-name-complex="Arial1" style:font-weight-complex="normal"/>
    </style:style>
    <style:style style:name="T5" style:family="text">
      <style:text-properties style:font-name="Liberation Serif" fo:font-weight="normal" officeooo:rsid="0057ad25" style:font-weight-asian="normal" style:font-name-complex="Arial1" style:font-weight-complex="normal"/>
    </style:style>
    <style:style style:name="T6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7" style:family="text">
      <style:text-properties fo:font-weight="bold" style:font-weight-asian="bold" style:font-name-complex="Arial1" style:font-weight-complex="bold"/>
    </style:style>
    <style:style style:name="T8" style:family="text">
      <style:text-properties fo:font-weight="bold" officeooo:rsid="00296f78" style:font-weight-asian="bold" style:font-name-complex="Arial1" style:font-weight-complex="bold"/>
    </style:style>
    <style:style style:name="T9" style:family="text">
      <style:text-properties fo:font-weight="bold" officeooo:rsid="001c3337" style:font-weight-asian="bold" style:font-name-complex="Arial1" style:font-weight-complex="bold"/>
    </style:style>
    <style:style style:name="T10" style:family="text">
      <style:text-properties fo:font-weight="bold" officeooo:rsid="0055f118" style:font-weight-asian="bold" style:font-name-complex="Arial1" style:font-weight-complex="bold"/>
    </style:style>
    <style:style style:name="T11" style:family="text">
      <style:text-properties fo:font-weight="bold" officeooo:rsid="005794a5" style:font-weight-asian="bold" style:font-name-complex="Arial1" style:font-weight-complex="bold"/>
    </style:style>
    <style:style style:name="T12" style:family="text">
      <style:text-properties fo:font-weight="bold" officeooo:rsid="0057ad25" style:font-weight-asian="bold" style:font-name-complex="Arial1" style:font-weight-complex="bold"/>
    </style:style>
    <style:style style:name="T13" style:family="text">
      <style:text-properties fo:font-weight="bold" officeooo:rsid="00549faf" style:font-weight-asian="bold" style:font-weight-complex="bold"/>
    </style:style>
    <style:style style:name="T14" style:family="text">
      <style:text-properties fo:font-weight="bold" officeooo:rsid="00296f78" style:font-weight-asian="bold" style:font-weight-complex="bold"/>
    </style:style>
    <style:style style:name="T15" style:family="text">
      <style:text-properties style:font-name-complex="Arial1"/>
    </style:style>
    <style:style style:name="T16" style:family="text">
      <style:text-properties officeooo:rsid="00267e6b" style:font-name-complex="Arial1"/>
    </style:style>
    <style:style style:name="T17" style:family="text">
      <style:text-properties officeooo:rsid="0055efea" style:font-name-complex="Arial1"/>
    </style:style>
    <style:style style:name="T18" style:family="text">
      <style:text-properties officeooo:rsid="0056610d" style:font-name-complex="Arial1"/>
    </style:style>
    <style:style style:name="T19" style:family="text">
      <style:text-properties officeooo:rsid="0058e049" style:font-name-complex="Arial1"/>
    </style:style>
    <style:style style:name="T20" style:family="text">
      <style:text-properties officeooo:rsid="005b6d2f" style:font-name-complex="Arial1"/>
    </style:style>
    <style:style style:name="T21" style:family="text">
      <style:text-properties officeooo:rsid="005ba015" style:font-name-complex="Arial1"/>
    </style:style>
    <style:style style:name="T22" style:family="text">
      <style:text-properties officeooo:rsid="006f51a4" style:font-name-complex="Arial1"/>
    </style:style>
    <style:style style:name="T23" style:family="text">
      <style:text-properties fo:font-weight="normal" style:font-weight-asian="normal" style:font-name-complex="Arial1" style:font-weight-complex="normal"/>
    </style:style>
    <style:style style:name="T24" style:family="text">
      <style:text-properties fo:font-weight="normal" officeooo:rsid="00296f78" style:font-weight-asian="normal" style:font-name-complex="Arial1" style:font-weight-complex="normal"/>
    </style:style>
    <style:style style:name="T25" style:family="text">
      <style:text-properties fo:font-weight="normal" officeooo:rsid="003d292a" style:font-weight-asian="normal" style:font-name-complex="Arial1" style:font-weight-complex="normal"/>
    </style:style>
    <style:style style:name="T26" style:family="text">
      <style:text-properties fo:font-weight="normal" officeooo:rsid="0056610d" style:font-weight-asian="normal" style:font-name-complex="Arial1" style:font-weight-complex="normal"/>
    </style:style>
    <style:style style:name="T27" style:family="text">
      <style:text-properties fo:font-weight="normal" officeooo:rsid="0057ad25" style:font-weight-asian="normal" style:font-name-complex="Arial1" style:font-weight-complex="normal"/>
    </style:style>
    <style:style style:name="T28" style:family="text">
      <style:text-properties fo:font-weight="normal" officeooo:rsid="0058e049" style:font-weight-asian="normal" style:font-name-complex="Arial1" style:font-weight-complex="normal"/>
    </style:style>
    <style:style style:name="T29" style:family="text">
      <style:text-properties fo:font-weight="normal" officeooo:rsid="005a9938" style:font-weight-asian="normal" style:font-name-complex="Arial1" style:font-weight-complex="normal"/>
    </style:style>
    <style:style style:name="T30" style:family="text">
      <style:text-properties fo:font-weight="normal" officeooo:rsid="005b6d2f" style:font-weight-asian="normal" style:font-name-complex="Arial1" style:font-weight-complex="normal"/>
    </style:style>
    <style:style style:name="T31" style:family="text">
      <style:text-properties fo:font-weight="normal" officeooo:rsid="006f51a4" style:font-weight-asian="normal" style:font-name-complex="Arial1" style:font-weight-complex="normal"/>
    </style:style>
    <style:style style:name="T32" style:family="text">
      <style:text-properties fo:font-weight="normal" officeooo:rsid="00739b31" style:font-weight-asian="normal" style:font-name-complex="Arial1" style:font-weight-complex="normal"/>
    </style:style>
    <style:style style:name="T33" style:family="text">
      <style:text-properties fo:font-weight="normal" officeooo:rsid="00296f78" style:font-weight-asian="normal" style:font-weight-complex="normal"/>
    </style:style>
    <style:style style:name="T34" style:family="text">
      <style:text-properties fo:font-weight="normal" officeooo:rsid="005d0001" style:font-weight-asian="normal" style:font-weight-complex="normal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693847" style:font-size-asian="12pt" style:font-weight-asian="normal" style:font-name-complex="Arial1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6a10a4" style:font-size-asian="12pt" style:font-weight-asian="normal" style:font-name-complex="Arial1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6cf9a1" style:font-size-asian="12pt" style:font-weight-asian="normal" style:font-name-complex="Arial1" style:font-size-complex="12pt" style:font-weight-complex="normal" loext:padding="0cm" loext:border="none"/>
    </style:style>
    <style:style style:name="T38" style:family="text">
      <style:text-properties fo:font-size="16pt" style:font-size-asian="16pt" style:font-name-complex="Arial1" style:font-size-complex="16pt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style:font-name-complex="Arial1"/>
    </style:style>
    <style:style style:name="T41" style:family="text">
      <style:text-properties style:font-name="Liberation Serif" fo:font-weight="normal" officeooo:rsid="00296f78" style:font-weight-asian="normal" style:font-name-complex="Arial1" style:font-weight-complex="normal"/>
    </style:style>
    <style:style style:name="T42" style:family="text">
      <style:text-properties style:font-name="Liberation Serif" fo:font-weight="normal" officeooo:rsid="0056610d" style:font-weight-asian="normal" style:font-name-complex="Arial1" style:font-weight-complex="normal"/>
    </style:style>
    <style:style style:name="T43" style:family="text">
      <style:text-properties style:font-name="Liberation Serif" fo:font-weight="normal" officeooo:rsid="0057ad25" style:font-weight-asian="normal" style:font-name-complex="Arial1" style:font-weight-complex="normal"/>
    </style:style>
    <style:style style:name="T44" style:family="text">
      <style:text-properties style:font-name="Liberation Serif" fo:font-weight="bold" style:font-weight-asian="bold" style:font-name-complex="Arial1" style:font-weight-complex="bold"/>
    </style:style>
    <style:style style:name="T45" style:family="text">
      <style:text-properties style:font-name="Liberation Serif" fo:font-weight="bold" officeooo:rsid="0055f118" style:font-weight-asian="bold" style:font-name-complex="Arial1" style:font-weight-complex="bold"/>
    </style:style>
    <style:style style:name="T46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47" style:family="text">
      <style:text-properties style:font-name="Liberation Serif" fo:font-size="16pt" fo:font-weight="bold" style:font-size-asian="16pt" style:font-weight-asian="bold" style:font-name-complex="Arial1" style:font-size-complex="16pt" style:font-weight-complex="bold"/>
    </style:style>
    <style:style style:name="T48" style:family="text">
      <style:text-properties style:font-name="Liberation Serif" fo:font-size="16pt" fo:font-weight="bold" officeooo:rsid="0023fd62" style:font-size-asian="16pt" style:font-weight-asian="bold" style:font-name-complex="Arial1" style:font-size-complex="16pt" style:font-weight-complex="bold"/>
    </style:style>
    <style:style style:name="T49" style:family="text">
      <style:text-properties style:font-name="Liberation Serif" fo:font-size="14pt" style:font-size-asian="14pt" style:font-size-complex="14pt"/>
    </style:style>
    <style:style style:name="T50" style:family="text">
      <style:text-properties style:font-name="Liberation Serif" officeooo:rsid="0065ca44"/>
    </style:style>
    <style:style style:name="T51" style:family="text">
      <style:text-properties style:font-name="Liberation Serif" officeooo:rsid="0065e1a0"/>
    </style:style>
    <style:style style:name="T52" style:family="text">
      <style:text-properties style:font-name="Liberation Serif" officeooo:rsid="006cec17"/>
    </style:style>
    <style:style style:name="T53" style:family="text">
      <style:text-properties officeooo:rsid="0043e240"/>
    </style:style>
    <style:style style:name="T54" style:family="text">
      <style:text-properties officeooo:rsid="004bf0c5"/>
    </style:style>
    <style:style style:name="T55" style:family="text">
      <style:text-properties officeooo:rsid="004d9946"/>
    </style:style>
    <style:style style:name="T56" style:family="text">
      <style:text-properties officeooo:rsid="00530f60"/>
    </style:style>
    <style:style style:name="T57" style:family="text">
      <style:text-properties officeooo:rsid="00549faf"/>
    </style:style>
    <style:style style:name="T58" style:family="text">
      <style:text-properties officeooo:rsid="00629c7d"/>
    </style:style>
    <style:style style:name="T59" style:family="text">
      <style:text-properties officeooo:rsid="00644046"/>
    </style:style>
    <style:style style:name="T60" style:family="text">
      <style:text-properties fo:font-size="12pt" fo:font-weight="normal" officeooo:rsid="0064a897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65c4f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74221680" text:id="ct74221680">
          <text:insertion>
            <office:change-info>
              <dc:creator>Unknown Author</dc:creator>
              <dc:date>2016-09-27T16:10:00</dc:date>
            </office:change-info>
          </text:insertion>
        </text:changed-region>
        <text:changed-region xml:id="ct34728576" text:id="ct34728576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34724800" text:id="ct34724800">
          <text:insertion>
            <office:change-info>
              <dc:creator>Julian Raigosa</dc:creator>
              <dc:date>2016-08-20T09:42:00</dc:date>
            </office:change-info>
          </text:insertion>
        </text:changed-region>
        <text:changed-region xml:id="ct34726464" text:id="ct34726464">
          <text:insertion>
            <office:change-info>
              <dc:creator>Julian Raigosa</dc:creator>
              <dc:date>2016-08-20T09:43:00</dc:date>
            </office:change-info>
          </text:insertion>
        </text:changed-region>
        <text:changed-region xml:id="ct34739024" text:id="ct34739024">
          <text:insertion>
            <office:change-info>
              <dc:creator>Julian Raigosa</dc:creator>
              <dc:date>2016-08-20T09:44:00</dc:date>
            </office:change-info>
          </text:insertion>
        </text:changed-region>
        <text:changed-region xml:id="ct33473424" text:id="ct33473424">
          <text:insertion>
            <office:change-info>
              <dc:creator>Julian Raigosa</dc:creator>
              <dc:date>2016-08-20T09:45:00</dc:date>
            </office:change-info>
          </text:insertion>
        </text:changed-region>
        <text:changed-region xml:id="ct34758128" text:id="ct34758128">
          <text:insertion>
            <office:change-info>
              <dc:creator>Julian Raigosa</dc:creator>
              <dc:date>2016-08-19T17:07:00</dc:date>
            </office:change-info>
          </text:insertion>
        </text:changed-region>
        <text:changed-region xml:id="ct34750032" text:id="ct34750032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34749216" text:id="ct34749216">
          <text:insertion>
            <office:change-info>
              <dc:creator>Julian Raigosa</dc:creator>
              <dc:date>2016-07-28T08:41:00</dc:date>
            </office:change-info>
          </text:insertion>
        </text:changed-region>
        <text:changed-region xml:id="ct34771808" text:id="ct34771808">
          <text:insertion>
            <office:change-info>
              <dc:creator>Julian Raigosa</dc:creator>
              <dc:date>2016-07-28T08:45:00</dc:date>
            </office:change-info>
          </text:insertion>
        </text:changed-region>
        <text:changed-region xml:id="ct34775648" text:id="ct34775648">
          <text:insertion>
            <office:change-info>
              <dc:creator>Julian Raigosa</dc:creator>
              <dc:date>2016-08-20T08:49:00</dc:date>
            </office:change-info>
          </text:insertion>
        </text:changed-region>
        <text:changed-region xml:id="ct34776016" text:id="ct34776016">
          <text:insertion>
            <office:change-info>
              <dc:creator>Julian Raigosa</dc:creator>
              <dc:date>2016-08-20T08:50:00</dc:date>
            </office:change-info>
          </text:insertion>
        </text:changed-region>
        <text:changed-region xml:id="ct34753296" text:id="ct3475329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7504544" text:id="ct77504544">
          <text:deletion>
            <office:change-info>
              <dc:creator>Unknown Author</dc:creator>
              <dc:date>2016-09-27T16:07:00</dc:date>
            </office:change-info>
            <text:h text:style-name="Heading_20_1" text:outline-level="1"/>
            <text:h text:style-name="Heading_20_1" text:outline-level="1"/>
          </text:deletion>
          <text:insertion>
            <office:change-info office:chg-author="Julian Raigosa" office:chg-date-time="2016-07-18T17:55:00"/>
          </text:insertion>
        </text:changed-region>
        <text:changed-region xml:id="ct77515216" text:id="ct7751521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4783936" text:id="ct34783936">
          <text:insertion>
            <office:change-info>
              <dc:creator>Julian Raigosa</dc:creator>
              <dc:date>2016-08-20T08:57:00</dc:date>
            </office:change-info>
          </text:insertion>
        </text:changed-region>
        <text:changed-region xml:id="ct34905120" text:id="ct3490512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4867488" text:id="ct74867488">
          <text:deletion>
            <office:change-info>
              <dc:creator>Unknown Author</dc:creator>
              <dc:date>2016-09-27T16:08:00</dc:date>
            </office:change-info>
            <text:h text:style-name="Heading_20_1" text:outline-level="1"><text:span text:style-name="T1"/></text:h>
            <text:h text:style-name="Heading_20_1" text:outline-level="1"><text:span text:style-name="T1"/></text:h>
          </text:deletion>
          <text:insertion>
            <office:change-info office:chg-author="Julian Raigosa" office:chg-date-time="2016-07-18T17:55:00"/>
          </text:insertion>
        </text:changed-region>
        <text:changed-region xml:id="ct75488304" text:id="ct7548830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4122272" text:id="ct34122272">
          <text:deletion>
            <office:change-info>
              <dc:creator>Unknown Author</dc:creator>
              <dc:date>2016-09-27T16:08:00</dc:date>
            </office:change-info>
            <text:h text:style-name="Heading_20_1" text:outline-level="1"/>
            <text:h text:style-name="Heading_20_1" text:outline-level="1"/>
            <text:h text:style-name="Heading_20_1" text:outline-level="1"/>
          </text:deletion>
          <text:insertion>
            <office:change-info office:chg-author="Julian Raigosa" office:chg-date-time="2016-07-18T17:55:00"/>
          </text:insertion>
        </text:changed-region>
        <text:changed-region xml:id="ct43862416" text:id="ct4386241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0594784" text:id="ct30594784">
          <text:deletion>
            <office:change-info>
              <dc:creator>Unknown Author</dc:creator>
              <dc:date>2016-09-27T16:08:00</dc:date>
            </office:change-info>
            <text:h text:style-name="Heading_20_2" text:outline-level="2"><text:span text:style-name="T2">:</text:span></text:h>
          </text:deletion>
          <text:insertion>
            <office:change-info office:chg-author="Julian Raigosa" office:chg-date-time="2016-07-18T17:55:00"/>
          </text:insertion>
        </text:changed-region>
        <text:changed-region xml:id="ct60518096" text:id="ct60518096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73793840" text:id="ct73793840">
          <text:deletion>
            <office:change-info>
              <dc:creator>Unknown Author</dc:creator>
              <dc:date>2016-09-27T16:08:00</dc:date>
            </office:change-info>
            <text:p text:style-name="Text_20_body"><text:span text:style-name="T3"><text:s/></text:span><text:span text:style-name="T4">s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60709424" text:id="ct60709424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34139168" text:id="ct3413916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5470784" text:id="ct75470784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31618976" text:id="ct3161897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0768432" text:id="ct60768432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60559232" text:id="ct6055923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5389248" text:id="ct75389248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61192496" text:id="ct6119249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1239024" text:id="ct61239024">
          <text:insertion>
            <office:change-info>
              <dc:creator>Unknown Author</dc:creator>
              <dc:date>2016-09-27T16:08:00</dc:date>
            </office:change-info>
          </text:insertion>
        </text:changed-region>
        <text:changed-region xml:id="ct75350320" text:id="ct7535032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4950144" text:id="ct74950144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43825280" text:id="ct43825280">
          <text:deletion>
            <office:change-info>
              <dc:creator>Unknown Author</dc:creator>
              <dc:date>2016-09-27T16:09:00</dc:date>
            </office:change-info>
            <text:p text:style-name="Text_20_body"><text:span text:style-name="T3">:</text:span><text:span text:style-name="T3"> </text:span><text:span text:style-name="T5">c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60979952" text:id="ct60979952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74483792" text:id="ct7448379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7963888" text:id="ct57963888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32565136" text:id="ct3256513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1312048" text:id="ct61312048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60626544" text:id="ct6062654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0593056" text:id="ct60593056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74644160" text:id="ct7464416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74917584" text:id="ct74917584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77753056" text:id="ct7775305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2004896" text:id="ct62004896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66973408" text:id="ct66973408">
          <text:deletion>
            <office:change-info>
              <dc:creator>Unknown Author</dc:creator>
              <dc:date>2016-09-27T16:09:00</dc:date>
            </office:change-info>
            <text:p text:style-name="Text_20_body"><text:span text:style-name="T6">:</text:span><text:span text:style-name="T6"> </text:span></text:p>
          </text:deletion>
          <text:insertion>
            <office:change-info office:chg-author="Julian Raigosa" office:chg-date-time="2016-07-18T17:55:00"/>
          </text:insertion>
        </text:changed-region>
        <text:changed-region xml:id="ct61339792" text:id="ct61339792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62029712" text:id="ct6202971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1309872" text:id="ct61309872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61510208" text:id="ct6151020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62024640" text:id="ct62024640">
          <text:insertion>
            <office:change-info>
              <dc:creator>Unknown Author</dc:creator>
              <dc:date>2016-09-27T16:09:00</dc:date>
            </office:change-info>
          </text:insertion>
        </text:changed-region>
        <text:changed-region xml:id="ct61357232" text:id="ct6135723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34845760" text:id="ct34845760">
          <text:insertion>
            <office:change-info>
              <dc:creator>Julian Raigosa</dc:creator>
              <dc:date>2016-08-20T09:22:00</dc:date>
            </office:change-info>
          </text:insertion>
        </text:changed-region>
        <text:changed-region xml:id="ct34908432" text:id="ct34908432">
          <text:insertion>
            <office:change-info>
              <dc:creator>Julian Raigosa</dc:creator>
              <dc:date>2016-08-20T09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3"><text:a xlink:type="simple" xlink:href="#__RefHeading___Toc814_17166873" text:style-name="Index_20_Link" text:visited-style-name="Index_20_Link">1.Introducción<text:tab/>2</text:a></text:p>
          <text:p text:style-name="P33"><text:a xlink:type="simple" xlink:href="#__RefHeading___Toc816_17166873" text:style-name="Index_20_Link" text:visited-style-name="Index_20_Link">2.Niveles de Control<text:tab/>3</text:a></text:p>
          <text:p text:style-name="P50"><text:a xlink:type="simple" xlink:href="#__RefHeading___Toc818_17166873" text:style-name="Index_20_Link" text:visited-style-name="Index_20_Link">I.Nivel 1 (N1).<text:tab/>3</text:a></text:p>
          <text:p text:style-name="P50"><text:a xlink:type="simple" xlink:href="#__RefHeading___Toc820_17166873" text:style-name="Index_20_Link" text:visited-style-name="Index_20_Link">II.Nivel 2 (N2).<text:tab/>3</text:a></text:p>
          <text:p text:style-name="P50"><text:a xlink:type="simple" xlink:href="#__RefHeading___Toc822_17166873" text:style-name="Index_20_Link" text:visited-style-name="Index_20_Link">III.Nivel 3 (N3):<text:tab/>3</text:a></text:p>
          <text:p text:style-name="P33"><text:a xlink:type="simple" xlink:href="#__RefHeading___Toc824_17166873" text:style-name="Index_20_Link" text:visited-style-name="Index_20_Link">3.Objevivos<text:tab/>5</text:a></text:p>
          <text:p text:style-name="P50"><text:a xlink:type="simple" xlink:href="#__RefHeading___Toc826_17166873" text:style-name="Index_20_Link" text:visited-style-name="Index_20_Link">I.General.<text:tab/>5</text:a></text:p>
          <text:p text:style-name="P50"><text:a xlink:type="simple" xlink:href="#__RefHeading___Toc828_17166873" text:style-name="Index_20_Link" text:visited-style-name="Index_20_Link">II.Específicos.<text:tab/>5</text:a></text:p>
          <text:p text:style-name="P33"><text:a xlink:type="simple" xlink:href="#__RefHeading___Toc830_17166873" text:style-name="Index_20_Link" text:visited-style-name="Index_20_Link">4.Alcance<text:tab/>6</text:a></text:p>
          <text:p text:style-name="P33"><text:a xlink:type="simple" xlink:href="#__RefHeading___Toc832_17166873" text:style-name="Index_20_Link" text:visited-style-name="Index_20_Link">5.Políticas<text:tab/>7</text:a></text:p>
          <text:p text:style-name="P33"><text:a xlink:type="simple" xlink:href="#__RefHeading___Toc834_17166873" text:style-name="Index_20_Link" text:visited-style-name="Index_20_Link">6.Actividades<text:tab/>8</text:a></text:p>
          <text:p text:style-name="P50"><text:a xlink:type="simple" xlink:href="#__RefHeading___Toc836_17166873" text:style-name="Index_20_Link" text:visited-style-name="Index_20_Link">I.Identificar y definir componentes de trabajo.<text:tab/>8</text:a></text:p>
          <text:p text:style-name="P50"><text:a xlink:type="simple" xlink:href="#__RefHeading___Toc838_17166873" text:style-name="Index_20_Link" text:visited-style-name="Index_20_Link">II.Categorizar cada elemento de trabajo en un nivel de control.<text:tab/>8</text:a></text:p>
          <text:p text:style-name="P50"><text:a xlink:type="simple" xlink:href="#__RefHeading___Toc840_17166873" text:style-name="Index_20_Link" text:visited-style-name="Index_20_Link">III.Determinar el estado de los componentes.<text:tab/>9</text:a></text:p>
        </text:index-body>
      </text:table-of-content>
      <text:h text:style-name="Heading_20_1" text:outline-level="1" text:is-list-header="true"><text:change-start text:change-id="ct74221680"/></text:h>
      <text:p text:style-name="Text_20_body"/>
      <text:h text:style-name="P42" text:outline-level="1"><text:bookmark-start text:name="__RefHeading___Toc814_17166873"/><text:change-end text:change-id="ct74221680"/><text:change-start text:change-id="ct34728576"/>I<text:span text:style-name="T39">ntroducción</text:span><text:bookmark-end text:name="__RefHeading___Toc814_17166873"/></text:h>
      <text:p text:style-name="P12"/>
      <text:p text:style-name="Text_20_body">Este documento presenta el proceso <text:span text:style-name="T53">para realizar cambios en los productos de trabajo, si se debe versionar unicamente o cual es el protocolo a seguir de acuerdo al caso concreto (si el cambio a realizar sobre un producto de trabajo pertenece a la línea base).</text:span></text:p>
      <text:h text:style-name="P44" text:outline-level="1"><text:bookmark-start text:name="__RefHeading___Toc816_17166873"/>Niveles de Control<text:bookmark-end text:name="__RefHeading___Toc816_17166873"/></text:h>
      <text:p text:style-name="P12"/>
      <text:p text:style-name="P15">Los niveles de control definen el proceso a realizar para <text:span text:style-name="T58">cuando se presente un cambio en un </text:span>elemento de trabajo, a continuación se definen los niveles con los cuales Hospitec debe categorizar los elementos para <text:span text:style-name="T58">los </text:span>nuevo<text:span text:style-name="T58">s</text:span> producto<text:span text:style-name="T58">s</text:span> a desarrollar.</text:p>
      <text:p text:style-name="P15"/>
      <text:h text:style-name="P46" text:outline-level="2"><text:bookmark-start text:name="__RefHeading___Toc818_17166873"/>Nivel 1 (N1). <text:bookmark-end text:name="__RefHeading___Toc818_17166873"/></text:h>
      <text:p text:style-name="Text_20_body"><text:span text:style-name="T60">Corresponde a los elementos que no necesitan tener una justificación de su cambio, simplemente se registra el cambio </text:span><text:span text:style-name="T61">en el producto </text:span><text:span text:style-name="T60">y se guarda la nueva versión del artefacto </text:span><text:span text:style-name="T61">en la herramienta que corresponda</text:span><text:span text:style-name="T60">, garantizando que siempre se trabaje con su versión mas actualizada. </text:span><text:span text:style-name="T61">P</text:span><text:span text:style-name="T60">or ejemplo </text:span><text:span text:style-name="T61">las </text:span><text:span text:style-name="T60">acta de reuni</text:span><text:span text:style-name="T61">ó</text:span><text:span text:style-name="T60">n.</text:span></text:p>
      <text:p text:style-name="P15"/>
      <text:h text:style-name="P47" text:outline-level="2"><text:bookmark-start text:name="__RefHeading___Toc820_17166873"/>Nivel 2 (N2).<text:bookmark-end text:name="__RefHeading___Toc820_17166873"/></text:h>
      <text:p text:style-name="Text_20_body"><text:span text:style-name="T39">Corresponde a los </text:span><text:span text:style-name="T50">elementos que tienen cierto nivel de acceso y autorización para generar cambio, <text:s/>ad</text:span><text:span text:style-name="T52">e</text:span><text:span text:style-name="T50">más no solamente se debe registrar su nueva versión, sino <text:s/>también la descripcion de los cambios realizados a este. </text:span><text:span text:style-name="T51">Por ejemplo documento de planeación de recursos humanos.</text:span></text:p>
      <text:p text:style-name="P2"/>
      <text:h text:style-name="P47" text:outline-level="2"><text:bookmark-start text:name="__RefHeading___Toc822_17166873"/><text:span text:style-name="T49">Nivel </text:span><text:span text:style-name="T59">3</text:span><text:span text:style-name="T49"> (N</text:span><text:span text:style-name="T59">3</text:span><text:span text:style-name="T49">):</text:span><text:bookmark-end text:name="__RefHeading___Toc822_17166873"/></text:h>
      <text:p text:style-name="P14"/>
      <text:p text:style-name="Text_20_body"><text:change-end text:change-id="ct34728576"/><text:change-start text:change-id="ct34724800"/><text:span text:style-name="Strong_20_Emphasis"><text:span text:style-name="T35">Corresponde a los elementos que hacen parte de la línea base del proyecto o incluso de la empresa, y un cambio en uno de los estos componentes puede afectar </text:span></text:span><text:change-end text:change-id="ct34724800"/><text:change-start text:change-id="ct34726464"/><text:span text:style-name="Strong_20_Emphasis"><text:span text:style-name="T35">drasticamente el producto final, por este motivo se </text:span></text:span><text:change-end text:change-id="ct34726464"/><text:change-start text:change-id="ct34739024"/><text:span text:style-name="Strong_20_Emphasis"><text:span text:style-name="T35">deben realizar las siguientes actividades si se require un cambio</text:span></text:span><text:change-end text:change-id="ct34739024"/><text:change-start text:change-id="ct33473424"/><text:span text:style-name="Strong_20_Emphasis"><text:span text:style-name="T35">.</text:span></text:span></text:p>
      <text:p text:style-name="P18"><text:change-end text:change-id="ct33473424"/><text:change-start text:change-id="ct34758128"/><text:span text:style-name="Strong_20_Emphasis"><text:span text:style-name="T35"/></text:span></text:p>
      <text:list xml:id="list131032418985266105" text:style-name="L1">
        <text:list-item>
          <text:p text:style-name="P34"><text:span text:style-name="Strong_20_Emphasis"><text:span text:style-name="T36">Realizar solicitud del cambio en el formato establecido para dicho proposito.</text:span></text:span></text:p>
        </text:list-item>
        <text:list-item>
          <text:p text:style-name="P34"><text:soft-page-break/><text:span text:style-name="Strong_20_Emphasis"><text:span text:style-name="T36">Relizar una reunion con los miembros del equipo donde se discutirá la viabilidad e impacto del cambio.</text:span></text:span></text:p>
        </text:list-item>
        <text:list-item>
          <text:p text:style-name="P34"><text:span text:style-name="Strong_20_Emphasis"><text:span text:style-name="T36">En caso de ser aceptado el cambio, realizarlo en los elementos de trabajo que correspondan.</text:span></text:span></text:p>
        </text:list-item>
        <text:list-item>
          <text:p text:style-name="P34"><text:span text:style-name="Strong_20_Emphasis"><text:span text:style-name="T36">Identificar los elementos y/o personas que continuan utilizando la version anterior de los productos que cambiaron y cuales utilizarán la nueva versión </text:span></text:span><text:span text:style-name="Strong_20_Emphasis"><text:span text:style-name="T37">(liberacion de linea base)</text:span></text:span><text:span text:style-name="Strong_20_Emphasis"><text:span text:style-name="T36">.</text:span></text:span></text:p>
        </text:list-item>
      </text:list>
      <text:h text:style-name="P43" text:outline-level="1"><text:bookmark-start text:name="__RefHeading___Toc824_17166873"/><text:span text:style-name="T53">O</text:span><text:change-end text:change-id="ct34758128"/><text:change-start text:change-id="ct34750032"/>bjevivos<text:bookmark-end text:name="__RefHeading___Toc824_17166873"/></text:h>
      <text:p text:style-name="P8"/>
      <text:p text:style-name="P13"/>
      <text:h text:style-name="P45" text:outline-level="2"><text:bookmark-start text:name="__RefHeading___Toc826_17166873"/><text:change-end text:change-id="ct34750032"/><text:change-start text:change-id="ct34749216"/>General.<text:bookmark-end text:name="__RefHeading___Toc826_17166873"/><text:change-end text:change-id="ct34749216"/><text:change-start text:change-id="ct34771808"/></text:h>
      <text:list xml:id="list8110365148326058775" text:style-name="WWNum1">
        <text:list-header>
          <text:p text:style-name="P28"/>
          <text:list>
            <text:list-item>
              <text:p text:style-name="P36"><text:change-end text:change-id="ct34771808"/><text:change-start text:change-id="ct34775648"/>Administrar <text:span text:style-name="T54">y controlar </text:span>los productos de trabajo, definiendo su nivel de <text:change-end text:change-id="ct34775648"/><text:change-start text:change-id="ct34776016"/>control y el proceso que se debe seguir para cada uno de ellos.<text:change-end text:change-id="ct34776016"/><text:change-start text:change-id="ct34753296"/></text:p>
              <text:p text:style-name="P29"/>
            </text:list-item>
          </text:list>
          <text:p text:style-name="P29"/>
        </text:list-header>
      </text:list>
      <text:h text:style-name="P45" text:outline-level="2"><text:bookmark-start text:name="__RefHeading___Toc828_17166873"/><text:span text:style-name="T9">E</text:span><text:span text:style-name="T7">specíficos</text:span><text:span text:style-name="T23">.</text:span><text:bookmark-end text:name="__RefHeading___Toc828_17166873"/></text:h>
      <text:list xml:id="list161057877473377" text:continue-numbering="true" text:style-name="WWNum1">
        <text:list-header>
          <text:p text:style-name="P30"/>
          <text:list text:continue-numbering="true">
            <text:list-item>
              <text:p text:style-name="P35">Definir los productos de trabajo del proyecto.</text:p>
              <text:p text:style-name="P31"/>
            </text:list-item>
            <text:list-item>
              <text:p text:style-name="P35">Clasificar cada producto de trabajo en un nivel de control (N1, N2, N3) según corresponda.</text:p>
              <text:p text:style-name="P30"/>
            </text:list-item>
            <text:list-item>
              <text:p text:style-name="P35">Definir el proceso <text:span text:style-name="T55">a realizar cuando se presente un cambio en un producto de trabajo </text:span>para cada nivel de control.</text:p>
              <text:p text:style-name="P37"/>
            </text:list-item>
            <text:list-item>
              <text:p text:style-name="P35">Mantener los productos de trabajo actualizados y controlados.</text:p>
              <text:p text:style-name="P32"/>
              <text:p text:style-name="P30"/>
              <text:p text:style-name="P30"/>
            </text:list-item>
          </text:list>
        </text:list-header>
      </text:list>
      <text:p text:style-name="P20"/>
      <text:p text:style-name="P20"/>
      <text:h text:style-name="Heading_20_1" text:outline-level="1"><text:bookmark-start text:name="__RefHeading___Toc830_17166873"/><text:change-end text:change-id="ct34753296"/><text:change text:change-id="ct77504544"/><text:change-start text:change-id="ct77515216"/><text:soft-page-break/>Alcance<text:bookmark-end text:name="__RefHeading___Toc830_17166873"/></text:h>
      <text:p text:style-name="P9"/>
      <text:p text:style-name="Text_20_body">Identificar, registrar y reportar los componentes de trabajo, incluyendo todas sus versiones. Se deben incluir no solamente los elementos intangibles del producto final (código, software complementario) sino también el hardware y la documentación asociada a este.</text:p>
      <text:p text:style-name="P16"/>
      <text:p text:style-name="P3"><text:change-end text:change-id="ct77515216"/><text:change-start text:change-id="ct34783936"/></text:p>
      <text:p text:style-name="P26"/>
      <text:p text:style-name="P27"/>
      <text:p text:style-name="P26"/>
      <text:p text:style-name="P16"><text:change-end text:change-id="ct34783936"/><text:change-start text:change-id="ct34905120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832_17166873"/><text:change-end text:change-id="ct34905120"/><text:change text:change-id="ct74867488"/><text:change-start text:change-id="ct75488304"/><text:soft-page-break/><text:span text:style-name="T1">Po</text:span><text:span text:style-name="T47">lítica</text:span><text:span text:style-name="T1">s</text:span><text:span text:style-name="T38"> </text:span><text:bookmark-end text:name="__RefHeading___Toc832_17166873"/></text:h>
      <text:p text:style-name="P11"/>
      <text:p text:style-name="P11"/>
      <text:list xml:id="list161057637873399" text:continue-numbering="true" text:style-name="WWNum1">
        <text:list-item>
          <text:p text:style-name="P35">Se define el proceso de <text:span text:style-name="T56">administración de la configuración</text:span> como una actividad de obligatorio cumplimiento, <text:span text:style-name="T56">con el fin de identificar los elementos base no solo de un proyecto en particular sino de la empresa y asi controlar su versionamiento y cambios requeridos.</text:span></text:p>
        </text:list-item>
      </text:list>
      <text:p text:style-name="P19"/>
      <text:list xml:id="list161056918072297" text:continue-numbering="true" text:style-name="WWNum1">
        <text:list-item>
          <text:p text:style-name="P35">Para lo<text:span text:style-name="T57">s cambios solicitados sobre</text:span> productos de trabajo que pertenezcan a nivel 3 se <text:span text:style-name="T13">DEBE </text:span>realizar la reuni<text:span text:style-name="T57">ó</text:span>n <text:span text:style-name="T57">en la cual se establezca el impacto y la viabilidad de la realizacion del cambio sobre este elemento.</text:span></text:p>
          <text:p text:style-name="P38"/>
        </text:list-item>
        <text:list-item>
          <text:p text:style-name="P35">Debe existir una herramienta que permita el registro de cambios para cada uno de los niveles de control establecidos.</text:p>
        </text:list-item>
      </text:list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834_17166873"/><text:change-end text:change-id="ct75488304"/><text:change text:change-id="ct34122272"/><text:change-start text:change-id="ct43862416"/><text:soft-page-break/>Actividades<text:bookmark-end text:name="__RefHeading___Toc834_17166873"/></text:h>
      <text:p text:style-name="P10"/>
      <text:p text:style-name="Text_20_body"><text:span text:style-name="T15">Todas las actividades deben tener un responsable y un entregable, a continuación definimos el proceso de </text:span><text:span text:style-name="T17">administración de la configuración</text:span><text:span text:style-name="T15"> con las actividades específicas a cumplir:</text:span></text:p>
      <text:p text:style-name="P22"><text:tab/></text:p>
      <text:p text:style-name="P23"/>
      <text:h text:style-name="Heading_20_2" text:outline-level="2"><text:bookmark-start text:name="__RefHeading___Toc836_17166873"/>Identificar y definir componentes de trabajo<text:change-end text:change-id="ct43862416"/><text:change text:change-id="ct30594784"/><text:change-start text:change-id="ct60518096"/>.<text:bookmark-end text:name="__RefHeading___Toc836_17166873"/></text:h>
      <text:p text:style-name="Text_20_body"><text:change-end text:change-id="ct60518096"/><text:change text:change-id="ct73793840"/><text:change-start text:change-id="ct60709424"/><text:span text:style-name="T32"><text:tab/>S</text:span><text:change-end text:change-id="ct60709424"/><text:change-start text:change-id="ct34139168"/><text:span text:style-name="T26">e deben definir todos los produtos de trabajo dentro del proyecto, incluyento documentación </text:span><text:change-end text:change-id="ct34139168"/><text:change-start text:change-id="ct75470784"/><text:span text:style-name="T26"><text:tab/></text:span><text:change-end text:change-id="ct75470784"/><text:change-start text:change-id="ct31618976"/><text:span text:style-name="T26">asociad</text:span><text:span text:style-name="T31">a</text:span><text:span text:style-name="T26">, codificación del producto, actas de reunion, hardware utilizado para la construcción </text:span><text:change-end text:change-id="ct31618976"/><text:change-start text:change-id="ct60768432"/><text:span text:style-name="T26"><text:tab/></text:span><text:change-end text:change-id="ct60768432"/><text:change-start text:change-id="ct60559232"/><text:span text:style-name="T26">del producto, etc. Teniendo en cuenta la estructura definida por la gestión documental en la cual </text:span><text:change-end text:change-id="ct60559232"/><text:change-start text:change-id="ct75389248"/><text:span text:style-name="T26"><text:tab/></text:span><text:change-end text:change-id="ct75389248"/><text:change-start text:change-id="ct61192496"/><text:span text:style-name="T26">cada elemento se le debe especificar el responsable, identificador de versión y demás elementos </text:span><text:change-end text:change-id="ct61192496"/><text:change-start text:change-id="ct61239024"/><text:span text:style-name="T26"><text:tab/></text:span><text:change-end text:change-id="ct61239024"/><text:change-start text:change-id="ct75350320"/><text:span text:style-name="T26">establecidos.</text:span></text:p>
      <text:p text:style-name="P21"/>
      <text:list xml:id="list4840633402917299433" text:style-name="WWNum2">
        <text:list-item>
          <text:p text:style-name="P39"><text:span text:style-name="T7">Responsable</text:span><text:span text:style-name="T15">: </text:span><text:span text:style-name="T16">Director del proyecto</text:span></text:p>
        </text:list-item>
        <text:list-item>
          <text:p text:style-name="P39"><text:span text:style-name="T7">Producto de Trabajo de Entrada</text:span><text:span text:style-name="T15">: </text:span><text:span text:style-name="T22">WBS</text:span></text:p>
        </text:list-item>
        <text:list-item>
          <text:p text:style-name="P39"><text:span text:style-name="T7">Producto de Trabajo de Salida</text:span><text:span text:style-name="T15">: </text:span><text:span text:style-name="T18">Base de datos de administración de configuración.</text:span></text:p>
        </text:list-item>
      </text:list>
      <text:p text:style-name="P21"/>
      <text:h text:style-name="Heading_20_2" text:outline-level="2"><text:bookmark-start text:name="__RefHeading___Toc838_17166873"/>Categorizar cada elemento de trabajo en un nivel de control<text:change-end text:change-id="ct75350320"/><text:change-start text:change-id="ct74950144"/>.<text:bookmark-end text:name="__RefHeading___Toc838_17166873"/></text:h>
      <text:p text:style-name="Text_20_body"><text:change-end text:change-id="ct74950144"/><text:change text:change-id="ct43825280"/><text:change-start text:change-id="ct60979952"/><text:span text:style-name="T32"><text:tab/>C</text:span><text:change-end text:change-id="ct60979952"/><text:change-start text:change-id="ct74483792"/><text:span text:style-name="T27">ada uno de los elementos que componen la base de datos de administracion de la configuracion </text:span><text:change-end text:change-id="ct74483792"/><text:change-start text:change-id="ct57963888"/><text:span text:style-name="T27"><text:tab/></text:span><text:change-end text:change-id="ct57963888"/><text:change-start text:change-id="ct32565136"/><text:span text:style-name="T27">debe ser categorizado en uno de los niveles descritos en este documento (N1, N2, N3), en el </text:span><text:change-end text:change-id="ct32565136"/><text:change-start text:change-id="ct61312048"/><text:span text:style-name="T27"><text:tab/></text:span><text:change-end text:change-id="ct61312048"/><text:change-start text:change-id="ct60626544"/><text:span text:style-name="T27">apartado </text:span><text:span text:style-name="T12">Niveles de control, </text:span><text:span text:style-name="T27">para así asegurar que solo los elementos autorizados se les realice </text:span><text:change-end text:change-id="ct60626544"/><text:change-start text:change-id="ct60593056"/><text:span text:style-name="T27"><text:tab/></text:span><text:change-end text:change-id="ct60593056"/><text:change-start text:change-id="ct74644160"/><text:span text:style-name="T27">el cambio requerido y tengan la documentación que respalde su versión y justificación del </text:span><text:change-end text:change-id="ct74644160"/><text:change-start text:change-id="ct74917584"/><text:span text:style-name="T27"><text:tab/></text:span><text:change-end text:change-id="ct74917584"/><text:change-start text:change-id="ct77753056"/><text:span text:style-name="T27">cambio.</text:span></text:p>
      <text:list xml:id="list8584550478184660537" text:style-name="WWNum10">
        <text:list-header>
          <text:p text:style-name="P48"/>
        </text:list-header>
      </text:list>
      <text:list xml:id="list8214461246363441137" text:style-name="L2">
        <text:list-item>
          <text:p text:style-name="P40"><text:soft-page-break/><text:span text:style-name="T7">Responsable: </text:span><text:span text:style-name="T24">Director del proyecto</text:span><text:span text:style-name="T15">.</text:span></text:p>
        </text:list-item>
        <text:list-item>
          <text:p text:style-name="P40"><text:span text:style-name="T7">Producto de Trabajo de Entrada</text:span><text:span text:style-name="T15">: </text:span><text:span text:style-name="T19">Base de datos de administración de la configuración.</text:span></text:p>
        </text:list-item>
        <text:list-item>
          <text:p text:style-name="P40"><text:span text:style-name="T8">Producto de Trabajo de Salida</text:span><text:span text:style-name="T24">: </text:span><text:span text:style-name="T28">Base de datos de administración de la configuración </text:span><text:span text:style-name="T29">actualizada</text:span><text:span text:style-name="T25">.</text:span></text:p>
        </text:list-item>
      </text:list>
      <text:p text:style-name="P25"/>
      <text:h text:style-name="Heading_20_2" text:outline-level="2"><text:bookmark-start text:name="__RefHeading___Toc840_17166873"/>Determinar el estado de los componentes<text:change-end text:change-id="ct77753056"/><text:change-start text:change-id="ct62004896"/>.<text:bookmark-end text:name="__RefHeading___Toc840_17166873"/></text:h>
      <text:p text:style-name="Text_20_body"><text:change-end text:change-id="ct62004896"/><text:change text:change-id="ct66973408"/><text:change-start text:change-id="ct61339792"/><text:tab/><text:change-end text:change-id="ct61339792"/><text:change-start text:change-id="ct62029712"/>Reportar el estado actual e historico de los elementos de trabajo a traves de su ciclo de vida, <text:change-end text:change-id="ct62029712"/><text:change-start text:change-id="ct61309872"/><text:tab/><text:change-end text:change-id="ct61309872"/><text:change-start text:change-id="ct61510208"/>asegurando que se trabaje con la ultima version de cada uno de ellos y asegurar el registro de los <text:change-end text:change-id="ct61510208"/><text:change-start text:change-id="ct62024640"/><text:tab/><text:change-end text:change-id="ct62024640"/><text:change-start text:change-id="ct61357232"/>cambios realizados en cada caso dependiendo del nivel de control que tenga el elemento.</text:p>
      <text:list xml:id="list161056864125289" text:continue-list="list8584550478184660537" text:style-name="WWNum10">
        <text:list-header>
          <text:p text:style-name="P49"><text:s/></text:p>
        </text:list-header>
      </text:list>
      <text:list xml:id="list5654296361800618507" text:style-name="L3">
        <text:list-item>
          <text:p text:style-name="P41"><text:change-end text:change-id="ct61357232"/><text:change-start text:change-id="ct34845760"/><text:span text:style-name="T3">Responsable: </text:span><text:span text:style-name="T41">Director del proyecto</text:span><text:span text:style-name="T40">.</text:span></text:p>
        </text:list-item>
        <text:list-item>
          <text:p text:style-name="P41"><text:span text:style-name="T7">Producto de Trabajo de Entrada</text:span><text:span text:style-name="T15">: </text:span><text:span text:style-name="T21">Productos de Trabajo</text:span><text:span text:style-name="T19">.</text:span></text:p>
        </text:list-item>
        <text:list-item>
          <text:p text:style-name="P41"><text:span text:style-name="T14">Producto de Trabajo de Salida</text:span><text:span text:style-name="T33">: </text:span><text:change-end text:change-id="ct34845760"/><text:change-start text:change-id="ct34908432"/><text:span text:style-name="T34">N/A</text:span><text:change-end text:change-id="ct3490843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Helvetica, sans-serif"/>
    <style:font-face style:name="Liberation Serif1" svg:font-family="'Liberation Serif'" style:font-family-generic="roman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style:font-name="Liberation Serif1" fo:font-family="'Liberation Serif'" style:font-family-generic="roman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style:font-name="Liberation serif" fo:font-family="'Liberation serif'" style:font-family-generic="roman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8"><draw:image xlink:href="Pictures/10000201000002AD000000EBB6B3B19B17B1A2F0.png" xlink:type="simple" xlink:show="embed" xlink:actuate="onLoad"/></draw:frame></draw:a></text:p>
            </table:table-cell>
            <table:table-cell table:style-name="Table2.B1" office:value-type="string">
              <text:p text:style-name="MP2"><text:title>Proceso de Administracion de la Configuración del Proyecto</text:title></text:p>
              <text:p text:style-name="MP3"><text:subject>Define el proceso a seguir para administrar la configuracion de los proyectos en Hospitec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MA-08</text:user-defined></text:p>
                  </table:table-cell>
                  <table:table-cell table:style-name="Table1.B4" office:value-type="string">
                    <text:p text:style-name="Revision_20_Table_20_Content"><text:editing-cycles>95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7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/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95</meta:editing-cycles>
    <meta:editing-duration>PT4H22M26S</meta:editing-duration>
    <dc:subject>Define el proceso a seguir para administrar la configuracion de los proyectos en Hospitec</dc:subject>
    <dc:title>Proceso de Administracion de la Configuración del Proyecto</dc:title>
    <meta:generator>LibreOffice/5.2.1.2$Linux_X86_64 LibreOffice_project/20m0$Build-2</meta:generator>
    <meta:initial-creator>Julian Raigosa</meta:initial-creator>
    <dc:date>2016-09-27T16:10:55.263234207</dc:date>
    <meta:document-statistic meta:table-count="2" meta:image-count="1" meta:object-count="0" meta:page-count="9" meta:paragraph-count="88" meta:word-count="944" meta:character-count="5766" meta:non-whitespace-character-count="4923"/>
    <meta:user-defined meta:name="Classification">TRN3</meta:user-defined>
    <meta:user-defined meta:name="Code">DE-MA-08</meta:user-defined>
    <meta:user-defined meta:name="Expiry" meta:value-type="date">2017-04-28</meta:user-defined>
  </office:meta>
</office:document-meta>
</file>